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Sans L" fo:font-size="12pt" fo:font-weight="normal" officeooo:rsid="00ddbf7c" officeooo:paragraph-rsid="00ddbf7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2pt" fo:font-weight="normal" officeooo:rsid="00e0d6d6" officeooo:paragraph-rsid="00ddbf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atin Modern Sans" fo:font-size="18pt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atin Modern Sans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Sans" fo:font-size="12pt" officeooo:rsid="00184590" officeooo:paragraph-rsid="0018459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0184590" officeooo:paragraph-rsid="0018459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in Modern Sans" fo:font-size="12pt" fo:font-weight="normal" officeooo:rsid="00f72078" officeooo:paragraph-rsid="00f57e2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Sans" fo:font-size="12pt" style:text-underline-style="solid" style:text-underline-width="auto" style:text-underline-color="font-color" fo:font-weight="bold" officeooo:rsid="00184590" officeooo:paragraph-rsid="0108e3d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e6372e" officeooo:paragraph-rsid="00e6372e"/>
    </style:style>
    <style:style style:name="P10" style:family="paragraph" style:parent-style-name="Standard">
      <style:paragraph-properties fo:text-align="start" style:justify-single-word="false"/>
      <style:text-properties officeooo:rsid="00e6372e" officeooo:paragraph-rsid="0108e3d2"/>
    </style:style>
    <style:style style:name="T1" style:family="text">
      <style:text-properties style:font-name="Latin Moder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atin Modern Sans" fo:font-size="12pt" fo:font-weight="normal" officeooo:rsid="00ca89c1" style:font-size-asian="10.5pt" style:font-weight-asian="normal" style:font-size-complex="12pt" style:font-weight-complex="normal"/>
    </style:style>
    <style:style style:name="T3" style:family="text">
      <style:text-properties style:font-name="Latin Modern Sans" fo:font-size="12pt" fo:font-weight="normal" officeooo:rsid="0104ab74" style:font-size-asian="10.5pt" style:font-weight-asian="normal" style:font-size-complex="12pt" style:font-weight-complex="normal"/>
    </style:style>
    <style:style style:name="T4" style:family="text">
      <style:text-properties style:font-name="Latin Modern Sans" fo:font-size="12pt" fo:font-weight="normal" officeooo:rsid="0104fa8c" style:font-size-asian="10.5pt" style:font-weight-asian="normal" style:font-size-complex="12pt" style:font-weight-complex="normal"/>
    </style:style>
    <style:style style:name="T5" style:family="text">
      <style:text-properties style:font-name="Latin Modern Sans" fo:font-size="12pt" fo:font-weight="normal" officeooo:rsid="010625c7" style:font-size-asian="10.5pt" style:font-weight-asian="normal" style:font-size-complex="12pt" style:font-weight-complex="normal"/>
    </style:style>
    <style:style style:name="T6" style:family="text">
      <style:text-properties style:font-name="Latin Modern Sans" fo:font-size="12pt" fo:font-weight="normal" officeooo:rsid="010a9be8" style:font-size-asian="10.5pt" style:font-weight-asian="normal" style:font-size-complex="12pt" style:font-weight-complex="normal"/>
    </style:style>
    <style:style style:name="T7" style:family="text">
      <style:text-properties officeooo:rsid="0101af56"/>
    </style:style>
    <style:style style:name="T8" style:family="text">
      <style:text-properties officeooo:rsid="010a85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Compte-Rendu TP n°<text:span text:style-name="T7">11</text:span></text:p>
      <text:p text:style-name="P5"/>
      <text:p text:style-name="P5"/>
      <text:p text:style-name="P6">Exo 1 :</text:p>
      <text:p text:style-name="P9"><text:span text:style-name="T2">1</text:span><text:span text:style-name="T1">) </text:span><text:span text:style-name="T3">JSP (JavaServer Pages) permet d’écrire du code Java à l’intérieur de pages WEB </text:span><text:span text:style-name="T4">de manière similaire à PHP. Les servlets représent</text:span><text:span text:style-name="T5">ent</text:span><text:span text:style-name="T4"> des classes Java </text:span><text:span text:style-name="T5">permettant la manipulation de requêtes HTTP.</text:span></text:p>
      <text:p text:style-name="P9"><text:span text:style-name="T5"/></text:p>
      <text:p text:style-name="P8">Exo <text:span text:style-name="T8">2</text:span> :</text:p>
      <text:p text:style-name="P10"><text:span text:style-name="T2">1</text:span><text:span text:style-name="T1">) </text:span><text:span text:style-name="T6">Il faut utiliser l’objet prédéfini session.</text:span></text:p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12-07T15:12:22.317327976</dc:date>
    <meta:editing-duration>PT4H59M54S</meta:editing-duration>
    <meta:editing-cycles>199</meta:editing-cycles>
    <meta:document-statistic meta:table-count="0" meta:image-count="0" meta:object-count="0" meta:page-count="1" meta:paragraph-count="5" meta:word-count="47" meta:character-count="277" meta:non-whitespace-character-count="235"/>
  </office:meta>
</office:document-meta>
</file>